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RS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Стандарт на разработку требований к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Стандарт на разработку требований к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6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СТО СМК 04-2014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28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